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7431in"/>
    </style:style>
    <style:style style:name="Table1.B" style:family="table-column">
      <style:table-column-properties style:column-width="0.7438in"/>
    </style:style>
    <style:style style:name="Table1.C" style:family="table-column">
      <style:table-column-properties style:column-width="0.4507in"/>
    </style:style>
    <style:style style:name="Table1.D" style:family="table-column">
      <style:table-column-properties style:column-width="0.5in"/>
    </style:style>
    <style:style style:name="Table1.E" style:family="table-column">
      <style:table-column-properties style:column-width="0.5368in"/>
    </style:style>
    <style:style style:name="Table1.J" style:family="table-column">
      <style:table-column-properties style:column-width="0.748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J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J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23b89" officeooo:paragraph-rsid="00123b89"/>
    </style:style>
    <style:style style:name="P2" style:family="paragraph" style:parent-style-name="Standard">
      <style:paragraph-properties fo:text-align="start" style:justify-single-word="false"/>
      <style:text-properties officeooo:rsid="00123b89" officeooo:paragraph-rsid="00123b89"/>
    </style:style>
    <style:style style:name="P3" style:family="paragraph" style:parent-style-name="Standard">
      <style:paragraph-properties fo:text-align="start" style:justify-single-word="false"/>
      <style:text-properties officeooo:rsid="0012659c" officeooo:paragraph-rsid="00123b89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d246" officeooo:paragraph-rsid="0015d246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4a90b2" officeooo:paragraph-rsid="004a90b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5908c4" officeooo:paragraph-rsid="005908c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5d246" officeooo:paragraph-rsid="0015d246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22e8f5" officeooo:paragraph-rsid="002017c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2d4c65" officeooo:paragraph-rsid="0022e8f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383737" officeooo:paragraph-rsid="0038373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394448" officeooo:paragraph-rsid="0039444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47abc1" officeooo:paragraph-rsid="0047abc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4c32a4" officeooo:paragraph-rsid="004c32a4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4f39e5" officeooo:paragraph-rsid="004d3c1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4faf0a" officeooo:paragraph-rsid="004faf0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50b6b9" officeooo:paragraph-rsid="0050b6b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50cc7c" officeooo:paragraph-rsid="0050cc7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52f62b" officeooo:paragraph-rsid="0052f62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54153c" officeooo:paragraph-rsid="0054153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560249" officeooo:paragraph-rsid="0056024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bold" officeooo:rsid="00383737" officeooo:paragraph-rsid="00383737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bold" officeooo:rsid="00394448" officeooo:paragraph-rsid="00394448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bold" officeooo:rsid="003b2939" officeooo:paragraph-rsid="003b2939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bold" officeooo:rsid="003bdcd5" officeooo:paragraph-rsid="003bdcd5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bold" officeooo:rsid="004d3c12" officeooo:paragraph-rsid="004d3c12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rsid="0022e8f5" officeooo:paragraph-rsid="0022e8f5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8d193" officeooo:paragraph-rsid="00560249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908c4" officeooo:paragraph-rsid="005908c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c99cf" officeooo:paragraph-rsid="005c99cf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60249" officeooo:paragraph-rsid="0056024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00453" officeooo:paragraph-rsid="00600453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7402e" officeooo:paragraph-rsid="0067402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beb50" officeooo:paragraph-rsid="006beb50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4d929" officeooo:paragraph-rsid="0074d9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6521d" officeooo:paragraph-rsid="0076521d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87114" officeooo:paragraph-rsid="0078711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c912f" officeooo:paragraph-rsid="007c912f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e50f2" officeooo:paragraph-rsid="007e50f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a9593" officeooo:paragraph-rsid="008a9593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8a9593" officeooo:paragraph-rsid="008a9593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none" fo:font-weight="bold" officeooo:rsid="005e9916" officeooo:paragraph-rsid="005e9916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none" fo:font-weight="bold" officeooo:rsid="007ee524" officeooo:paragraph-rsid="007ee524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none" fo:font-weight="bold" officeooo:rsid="008c2e42" officeooo:paragraph-rsid="008c2e42" fo:background-color="#ffff00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74d929" officeooo:paragraph-rsid="0074d929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74d929" officeooo:paragraph-rsid="0074d929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54d2c8" officeooo:paragraph-rsid="0054d2c8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8a9593" officeooo:paragraph-rsid="008a9593" style:font-size-asian="10.5pt" style:font-weight-asian="bold" style:font-size-complex="12pt" style:font-weight-complex="bold"/>
    </style:style>
    <style:style style:name="P48" style:family="paragraph" style:parent-style-name="Standard">
      <style:text-properties officeooo:rsid="0090c0b6" officeooo:paragraph-rsid="0090c0b6"/>
    </style:style>
    <style:style style:name="P49" style:family="paragraph" style:parent-style-name="Table_20_Contents">
      <style:paragraph-properties fo:text-align="start" style:justify-single-word="false"/>
      <style:text-properties officeooo:rsid="0012659c" officeooo:paragraph-rsid="0012659c"/>
    </style:style>
    <style:style style:name="P50" style:family="paragraph" style:parent-style-name="Table_20_Contents">
      <style:paragraph-properties fo:text-align="start" style:justify-single-word="false"/>
    </style:style>
    <style:style style:name="P51" style:family="paragraph" style:parent-style-name="Table_20_Contents">
      <style:paragraph-properties fo:text-align="start" style:justify-single-word="false"/>
      <style:text-properties officeooo:rsid="0012c34e" officeooo:paragraph-rsid="0012c34e"/>
    </style:style>
    <style:style style:name="P52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164940" officeooo:paragraph-rsid="00164940"/>
    </style:style>
    <style:style style:name="P53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64940" officeooo:paragraph-rsid="00164940" style:font-weight-asian="bold" style:font-weight-complex="bold"/>
    </style:style>
    <style:style style:name="P54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b34f7" officeooo:paragraph-rsid="001b34f7" style:font-weight-asian="bold" style:font-weight-complex="bold"/>
    </style:style>
    <style:style style:name="P55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e61b9" officeooo:paragraph-rsid="001e61b9" style:font-weight-asian="bold" style:font-weight-complex="bold"/>
    </style:style>
    <style:style style:name="P56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2017c3" officeooo:paragraph-rsid="002017c3" style:font-weight-asian="bold" style:font-weight-complex="bold"/>
    </style:style>
    <style:style style:name="P57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3b2939" officeooo:paragraph-rsid="003b2939" style:font-weight-asian="normal" style:font-weight-complex="normal"/>
    </style:style>
    <style:style style:name="P58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bdcd5" officeooo:paragraph-rsid="003bdcd5" style:font-weight-asian="normal" style:font-weight-complex="normal"/>
    </style:style>
    <style:style style:name="P59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00fbc" officeooo:paragraph-rsid="00400fbc" style:font-weight-asian="normal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1ec27" officeooo:paragraph-rsid="0041ec27" style:font-weight-asian="normal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29c64" officeooo:paragraph-rsid="00429c64" style:font-weight-asian="normal" style:font-weight-complex="normal"/>
    </style:style>
    <style:style style:name="P62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3753f" officeooo:paragraph-rsid="0043753f" style:font-weight-asian="normal" style:font-weight-complex="normal"/>
    </style:style>
    <style:style style:name="P63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453ab" officeooo:paragraph-rsid="004453ab" style:font-weight-asian="normal" style:font-weight-complex="normal"/>
    </style:style>
    <style:style style:name="P64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5f043" officeooo:paragraph-rsid="0045f043" style:font-weight-asian="normal" style:font-weight-complex="normal"/>
    </style:style>
    <style:style style:name="P65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7abc1" officeooo:paragraph-rsid="0047abc1" style:font-weight-asian="normal" style:font-weight-complex="normal"/>
    </style:style>
    <style:style style:name="P66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a90b2" officeooo:paragraph-rsid="004a90b2" style:font-weight-asian="bold" style:font-weight-complex="bold"/>
    </style:style>
    <style:style style:name="P67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c32a4" officeooo:paragraph-rsid="004c32a4" style:font-weight-asian="bold" style:font-weight-complex="bold"/>
    </style:style>
    <style:style style:name="P68" style:family="paragraph" style:parent-style-name="Standard" style:list-style-name="L3">
      <style:paragraph-properties fo:text-align="start" style:justify-single-word="false"/>
      <style:text-properties fo:font-weight="normal" officeooo:rsid="003bdcd5" officeooo:paragraph-rsid="003bdcd5" style:font-weight-asian="normal" style:font-weight-complex="normal"/>
    </style:style>
    <style:style style:name="P69" style:family="paragraph" style:parent-style-name="Standard" style:list-style-name="L3">
      <style:paragraph-properties fo:text-align="start" style:justify-single-word="false"/>
      <style:text-properties fo:font-weight="normal" officeooo:rsid="003ec170" officeooo:paragraph-rsid="003ec170" style:font-weight-asian="normal" style:font-weight-complex="normal"/>
    </style:style>
    <style:style style:name="P70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93cbc" officeooo:paragraph-rsid="00593cbc" style:font-size-asian="10.5pt" style:font-weight-asian="normal" style:font-size-complex="12pt" style:font-weight-complex="normal"/>
    </style:style>
    <style:style style:name="P71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97ecd" officeooo:paragraph-rsid="00597ecd" style:font-size-asian="10.5pt" style:font-weight-asian="normal" style:font-size-complex="12pt" style:font-weight-complex="normal"/>
    </style:style>
    <style:style style:name="P72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9acf5" officeooo:paragraph-rsid="0059acf5" style:font-size-asian="10.5pt" style:font-weight-asian="normal" style:font-size-complex="12pt" style:font-weight-complex="normal"/>
    </style:style>
    <style:style style:name="P73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b14b0" officeooo:paragraph-rsid="005b14b0" style:font-size-asian="10.5pt" style:font-weight-asian="normal" style:font-size-complex="12pt" style:font-weight-complex="normal"/>
    </style:style>
    <style:style style:name="P74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b3ca1" officeooo:paragraph-rsid="005b3ca1" style:font-size-asian="10.5pt" style:font-weight-asian="normal" style:font-size-complex="12pt" style:font-weight-complex="normal"/>
    </style:style>
    <style:style style:name="P75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bdbe5" officeooo:paragraph-rsid="005bdbe5" style:font-size-asian="10.5pt" style:font-weight-asian="normal" style:font-size-complex="12pt" style:font-weight-complex="normal"/>
    </style:style>
    <style:style style:name="P76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c99cf" officeooo:paragraph-rsid="005c99cf" style:font-size-asian="10.5pt" style:font-weight-asian="normal" style:font-size-complex="12pt" style:font-weight-complex="normal"/>
    </style:style>
    <style:style style:name="P77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normal" officeooo:rsid="007ee524" officeooo:paragraph-rsid="007ee524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ae8e5" officeooo:paragraph-rsid="008ae8e5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c2e42" officeooo:paragraph-rsid="008ae8e5" style:font-size-asian="10.5pt" style:font-weight-asian="normal" style:font-size-complex="12pt" style:font-weight-complex="normal"/>
    </style:style>
    <style:style style:name="P80" style:family="paragraph" style:parent-style-name="Standard" style:list-style-name="L8">
      <style:text-properties fo:font-size="12pt" style:text-underline-style="none" fo:font-weight="normal" officeooo:rsid="00a11b45" officeooo:paragraph-rsid="00a11b45" style:font-size-asian="10.5pt" style:font-weight-asian="normal" style:font-size-complex="12pt" style:font-weight-complex="normal"/>
    </style:style>
    <style:style style:name="P81" style:family="paragraph" style:parent-style-name="Standard" style:list-style-name="L8">
      <style:text-properties fo:font-size="12pt" style:text-underline-style="none" fo:font-weight="normal" officeooo:rsid="00a294fb" officeooo:paragraph-rsid="00a294fb" style:font-size-asian="10.5pt" style:font-weight-asian="normal" style:font-size-complex="12pt" style:font-weight-complex="normal"/>
    </style:style>
    <style:style style:name="P82" style:family="paragraph" style:parent-style-name="Standard" style:list-style-name="L8">
      <style:text-properties fo:font-size="12pt" style:text-underline-style="none" fo:font-weight="normal" officeooo:rsid="00a2d34b" officeooo:paragraph-rsid="00a2d34b" style:font-size-asian="10.5pt" style:font-weight-asian="normal" style:font-size-complex="12pt" style:font-weight-complex="normal"/>
    </style:style>
    <style:style style:name="P83" style:family="paragraph" style:parent-style-name="Standard" style:list-style-name="L8">
      <style:text-properties fo:font-size="12pt" style:text-underline-style="none" fo:font-weight="normal" officeooo:rsid="00a37f94" officeooo:paragraph-rsid="00a37f94" style:font-size-asian="10.5pt" style:font-weight-asian="normal" style:font-size-complex="12pt" style:font-weight-complex="normal"/>
    </style:style>
    <style:style style:name="P84" style:family="paragraph" style:parent-style-name="Standard" style:list-style-name="L8">
      <style:text-properties fo:font-size="12pt" style:text-underline-style="none" fo:font-weight="normal" officeooo:rsid="00a3f6f0" officeooo:paragraph-rsid="00a3f6f0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eea02" officeooo:paragraph-rsid="008c2e42" fo:background-color="#ffff00" style:font-size-asian="10.5pt" style:font-weight-asian="normal" style:font-size-complex="12pt" style:font-weight-complex="normal"/>
    </style:style>
    <style:style style:name="P86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bold" officeooo:rsid="007ee524" officeooo:paragraph-rsid="007ee524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8f9e7f" officeooo:paragraph-rsid="008f9e7f" fo:background-color="transparent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color="#000000" fo:font-size="12pt" style:text-underline-style="none" fo:font-weight="normal" officeooo:rsid="0090c0b6" fo:background-color="transparent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90c0b6" officeooo:paragraph-rsid="0090c0b6" fo:background-color="transparent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color="#000000" fo:font-size="12pt" style:text-underline-style="none" fo:font-weight="normal" officeooo:rsid="0090c0b6" officeooo:paragraph-rsid="0090c0b6" fo:background-color="transparent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color="#000000" fo:font-size="12pt" style:text-underline-style="none" fo:font-weight="normal" officeooo:rsid="0090330e" fo:background-color="transparent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color="#000000" fo:font-size="12pt" style:text-underline-style="none" fo:font-weight="normal" officeooo:rsid="0094405f" fo:background-color="transparent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color="#000000" fo:font-size="12pt" style:text-underline-style="none" fo:font-weight="normal" officeooo:rsid="0097529a" officeooo:paragraph-rsid="0097529a" fo:background-color="transparent" style:font-size-asian="10.5pt" style:font-weight-asian="normal" style:font-size-complex="12pt" style:font-weight-complex="normal"/>
    </style:style>
    <style:style style:name="P94" style:family="paragraph" style:parent-style-name="Standard" style:list-style-name="L7">
      <style:text-properties fo:color="#000000" fo:font-size="12pt" style:text-underline-style="none" fo:font-weight="normal" officeooo:rsid="0097529a" officeooo:paragraph-rsid="0097529a" fo:background-color="transparent" style:font-size-asian="10.5pt" style:font-weight-asian="normal" style:font-size-complex="12pt" style:font-weight-complex="normal"/>
    </style:style>
    <style:style style:name="P95" style:family="paragraph" style:parent-style-name="Standard" style:list-style-name="L7">
      <style:text-properties officeooo:rsid="0097529a" officeooo:paragraph-rsid="0097529a"/>
    </style:style>
    <style:style style:name="P96" style:family="paragraph" style:parent-style-name="Standard" style:list-style-name="L7">
      <style:text-properties officeooo:rsid="009de761" officeooo:paragraph-rsid="009de761"/>
    </style:style>
    <style:style style:name="P97" style:family="paragraph" style:parent-style-name="Standard" style:list-style-name="L7">
      <style:text-properties officeooo:rsid="009fc51d" officeooo:paragraph-rsid="009fc51d"/>
    </style:style>
    <style:style style:name="P98" style:family="paragraph" style:parent-style-name="Standard" style:list-style-name="L7">
      <style:text-properties officeooo:rsid="009fc925" officeooo:paragraph-rsid="009fc925"/>
    </style:style>
    <style:style style:name="P99" style:family="paragraph" style:parent-style-name="Standard">
      <style:text-properties officeooo:rsid="009fc925" officeooo:paragraph-rsid="009fc925"/>
    </style:style>
    <style:style style:name="P100" style:family="paragraph" style:parent-style-name="Standard">
      <style:text-properties fo:font-size="14pt" style:text-underline-style="solid" style:text-underline-width="auto" style:text-underline-color="font-color" fo:font-weight="normal" officeooo:rsid="00a11b45" officeooo:paragraph-rsid="00a11b45" style:font-size-asian="10.5pt" style:font-weight-asian="normal" style:font-size-complex="12pt" style:font-weight-complex="normal"/>
    </style:style>
    <style:style style:name="T1" style:family="text">
      <style:text-properties officeooo:rsid="001408e2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96258" style:font-weight-asian="normal" style:font-weight-complex="normal"/>
    </style:style>
    <style:style style:name="T5" style:family="text">
      <style:text-properties style:text-underline-style="none" fo:font-weight="normal" officeooo:rsid="001c2805" style:font-weight-asian="normal" style:font-weight-complex="normal"/>
    </style:style>
    <style:style style:name="T6" style:family="text">
      <style:text-properties style:text-underline-style="none" fo:font-weight="normal" officeooo:rsid="002931f4" style:font-weight-asian="normal" style:font-weight-complex="normal"/>
    </style:style>
    <style:style style:name="T7" style:family="text">
      <style:text-properties style:text-underline-style="none" fo:font-weight="normal" officeooo:rsid="002b048d" style:font-weight-asian="normal" style:font-weight-complex="normal"/>
    </style:style>
    <style:style style:name="T8" style:family="text">
      <style:text-properties style:text-underline-style="none" fo:font-weight="normal" officeooo:rsid="002be360" style:font-weight-asian="normal" style:font-weight-complex="normal"/>
    </style:style>
    <style:style style:name="T9" style:family="text">
      <style:text-properties style:text-underline-style="none" fo:font-weight="normal" officeooo:rsid="002d4c65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02b048d" style:font-weight-asian="bold" style:font-weight-complex="bold"/>
    </style:style>
    <style:style style:name="T12" style:family="text">
      <style:text-properties style:text-underline-style="none" officeooo:rsid="001c2805"/>
    </style:style>
    <style:style style:name="T13" style:family="text">
      <style:text-properties style:text-underline-style="none" officeooo:rsid="003d3704"/>
    </style:style>
    <style:style style:name="T14" style:family="text">
      <style:text-properties officeooo:rsid="001dbe9f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c32a4" style:font-weight-asian="normal" style:font-weight-complex="normal"/>
    </style:style>
    <style:style style:name="T17" style:family="text">
      <style:text-properties fo:font-weight="normal" officeooo:rsid="004f39e5" style:font-weight-asian="normal" style:font-weight-complex="normal"/>
    </style:style>
    <style:style style:name="T18" style:family="text">
      <style:text-properties fo:font-weight="normal" officeooo:rsid="008e2402" style:font-weight-asian="normal" style:font-weight-complex="normal"/>
    </style:style>
    <style:style style:name="T19" style:family="text">
      <style:text-properties fo:font-weight="normal" officeooo:rsid="008eea02" style:font-weight-asian="normal" style:font-weight-complex="normal"/>
    </style:style>
    <style:style style:name="T20" style:family="text">
      <style:text-properties fo:font-weight="normal" officeooo:rsid="0090c0b6" style:font-weight-asian="normal" style:font-weight-complex="normal"/>
    </style:style>
    <style:style style:name="T21" style:family="text">
      <style:text-properties officeooo:rsid="0050b6b9"/>
    </style:style>
    <style:style style:name="T22" style:family="text">
      <style:text-properties officeooo:rsid="0050cc7c"/>
    </style:style>
    <style:style style:name="T23" style:family="text">
      <style:text-properties officeooo:rsid="0050d4ac"/>
    </style:style>
    <style:style style:name="T24" style:family="text">
      <style:text-properties officeooo:rsid="00526ab3"/>
    </style:style>
    <style:style style:name="T25" style:family="text">
      <style:text-properties officeooo:rsid="0052f62b"/>
    </style:style>
    <style:style style:name="T26" style:family="text">
      <style:text-properties officeooo:rsid="0053fe3b"/>
    </style:style>
    <style:style style:name="T27" style:family="text">
      <style:text-properties fo:font-size="12pt" style:font-size-asian="10.5pt" style:font-size-complex="12pt"/>
    </style:style>
    <style:style style:name="T28" style:family="text">
      <style:text-properties fo:font-size="12pt" officeooo:rsid="00560e3e" style:font-size-asian="10.5pt" style:font-size-complex="12pt"/>
    </style:style>
    <style:style style:name="T29" style:family="text">
      <style:text-properties fo:font-size="12pt" officeooo:rsid="00566696" style:font-size-asian="10.5pt" style:font-size-complex="12pt"/>
    </style:style>
    <style:style style:name="T30" style:family="text">
      <style:text-properties fo:font-size="12pt" officeooo:rsid="0054d2c8" style:font-size-asian="10.5pt" style:font-size-complex="12pt"/>
    </style:style>
    <style:style style:name="T31" style:family="text">
      <style:text-properties fo:font-size="12pt" officeooo:rsid="0057229e" style:font-size-asian="10.5pt" style:font-size-complex="12pt"/>
    </style:style>
    <style:style style:name="T32" style:family="text">
      <style:text-properties fo:font-size="12pt" officeooo:rsid="0058d193" style:font-size-asian="10.5pt" style:font-size-complex="12pt"/>
    </style:style>
    <style:style style:name="T33" style:family="text">
      <style:text-properties officeooo:rsid="0060ccd9"/>
    </style:style>
    <style:style style:name="T34" style:family="text">
      <style:text-properties officeooo:rsid="0060d2ed"/>
    </style:style>
    <style:style style:name="T35" style:family="text">
      <style:text-properties officeooo:rsid="006140f2"/>
    </style:style>
    <style:style style:name="T36" style:family="text">
      <style:text-properties officeooo:rsid="0064285d"/>
    </style:style>
    <style:style style:name="T37" style:family="text">
      <style:text-properties officeooo:rsid="00652caa"/>
    </style:style>
    <style:style style:name="T38" style:family="text">
      <style:text-properties officeooo:rsid="006902d1"/>
    </style:style>
    <style:style style:name="T39" style:family="text">
      <style:text-properties officeooo:rsid="0069b5b8"/>
    </style:style>
    <style:style style:name="T40" style:family="text">
      <style:text-properties officeooo:rsid="006c3512"/>
    </style:style>
    <style:style style:name="T41" style:family="text">
      <style:text-properties officeooo:rsid="006d6c72"/>
    </style:style>
    <style:style style:name="T42" style:family="text">
      <style:text-properties officeooo:rsid="006e5f4c"/>
    </style:style>
    <style:style style:name="T43" style:family="text">
      <style:text-properties officeooo:rsid="006eea27"/>
    </style:style>
    <style:style style:name="T44" style:family="text">
      <style:text-properties officeooo:rsid="0070527a"/>
    </style:style>
    <style:style style:name="T45" style:family="text">
      <style:text-properties officeooo:rsid="00720123"/>
    </style:style>
    <style:style style:name="T46" style:family="text">
      <style:text-properties officeooo:rsid="007869bb"/>
    </style:style>
    <style:style style:name="T47" style:family="text">
      <style:text-properties officeooo:rsid="0079b24f"/>
    </style:style>
    <style:style style:name="T48" style:family="text">
      <style:text-properties officeooo:rsid="007aa904"/>
    </style:style>
    <style:style style:name="T49" style:family="text">
      <style:text-properties officeooo:rsid="007d6a0c"/>
    </style:style>
    <style:style style:name="T50" style:family="text">
      <style:text-properties officeooo:rsid="007f5961"/>
    </style:style>
    <style:style style:name="T51" style:family="text">
      <style:text-properties officeooo:rsid="007f8207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080c0b8"/>
    </style:style>
    <style:style style:name="T54" style:family="text">
      <style:text-properties officeooo:rsid="00811c41"/>
    </style:style>
    <style:style style:name="T55" style:family="text">
      <style:text-properties officeooo:rsid="0082dd17"/>
    </style:style>
    <style:style style:name="T56" style:family="text">
      <style:text-properties officeooo:rsid="008388e2"/>
    </style:style>
    <style:style style:name="T57" style:family="text">
      <style:text-properties officeooo:rsid="0084b5fa"/>
    </style:style>
    <style:style style:name="T58" style:family="text">
      <style:text-properties officeooo:rsid="0085ac76"/>
    </style:style>
    <style:style style:name="T59" style:family="text">
      <style:text-properties fo:color="#000000" fo:font-size="12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60" style:family="text">
      <style:text-properties fo:color="#000000" fo:font-size="12pt" style:text-underline-style="none" fo:font-weight="normal" officeooo:rsid="008f9e7f" fo:background-color="transparent" loext:char-shading-value="0" style:font-size-asian="10.5pt" style:font-weight-asian="normal" style:font-size-complex="12pt" style:font-weight-complex="normal"/>
    </style:style>
    <style:style style:name="T61" style:family="text">
      <style:text-properties fo:color="#000000" fo:font-size="12pt" style:text-underline-style="none" fo:font-weight="normal" officeooo:rsid="0090330e" fo:background-color="transparent" loext:char-shading-value="0" style:font-size-asian="10.5pt" style:font-weight-asian="normal" style:font-size-complex="12pt" style:font-weight-complex="normal"/>
    </style:style>
    <style:style style:name="T62" style:family="text">
      <style:text-properties fo:color="#000000" fo:font-size="12pt" style:text-underline-style="none" fo:font-weight="normal" officeooo:rsid="009960e5" fo:background-color="transparent" loext:char-shading-value="0" style:font-size-asian="10.5pt" style:font-weight-asian="normal" style:font-size-complex="12pt" style:font-weight-complex="normal"/>
    </style:style>
    <style:style style:name="T63" style:family="text">
      <style:text-properties fo:color="#000000" fo:font-size="12pt" style:text-underline-style="none" fo:font-weight="normal" officeooo:rsid="009b572b" fo:background-color="transparent" loext:char-shading-value="0" style:font-size-asian="10.5pt" style:font-weight-asian="normal" style:font-size-complex="12pt" style:font-weight-complex="normal"/>
    </style:style>
    <style:style style:name="T64" style:family="text">
      <style:text-properties fo:color="#000000" fo:font-size="12pt" style:text-underline-style="none" fo:font-weight="normal" officeooo:rsid="009b9600" fo:background-color="transparent" loext:char-shading-value="0" style:font-size-asian="10.5pt" style:font-weight-asian="normal" style:font-size-complex="12pt" style:font-weight-complex="normal"/>
    </style:style>
    <style:style style:name="T65" style:family="text">
      <style:text-properties fo:color="#000000" fo:font-size="12pt" style:text-underline-style="none" fo:font-weight="normal" officeooo:rsid="009e7166" fo:background-color="transparent" loext:char-shading-value="0" style:font-size-asian="10.5pt" style:font-weight-asian="normal" style:font-size-complex="12pt" style:font-weight-complex="normal"/>
    </style:style>
    <style:style style:name="T66" style:family="text">
      <style:text-properties fo:color="#000000" fo:background-color="transparent" loext:char-shading-value="0"/>
    </style:style>
    <style:style style:name="T67" style:family="text">
      <style:text-properties fo:color="#000000" officeooo:rsid="00a6b00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prendedorismo productivo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 table:number-columns-repeated="4"/>
        <table:table-column table:style-name="Table1.J"/>
        <table:table-row table:style-name="TableLine94434860038848">
          <table:table-cell table:style-name="Table1.A1" office:value-type="string">
            <text:p text:style-name="P49">N cliente</text:p>
          </table:table-cell>
          <table:table-cell table:style-name="Table1.A1" office:value-type="string">
            <text:p text:style-name="P49">Tipo de trabajo</text:p>
          </table:table-cell>
          <table:table-cell table:style-name="Table1.A1" table:number-columns-spanned="2" office:value-type="string">
            <text:p text:style-name="P49">Costo mat.</text:p>
          </table:table-cell>
          <table:covered-table-cell/>
          <table:table-cell table:style-name="Table1.A1" office:value-type="string">
            <text:p text:style-name="P49">Atencion Cliente</text:p>
          </table:table-cell>
          <table:table-cell table:style-name="Table1.A1" office:value-type="string">
            <text:p text:style-name="P49">Manofactura</text:p>
          </table:table-cell>
          <table:table-cell table:style-name="Table1.A1" office:value-type="string">
            <text:p text:style-name="P49">Plus por compl<text:span text:style-name="T1">jidad</text:span></text:p>
          </table:table-cell>
          <table:table-cell table:style-name="Table1.A1" office:value-type="string">
            <text:p text:style-name="P49">V. total</text:p>
          </table:table-cell>
          <table:table-cell table:style-name="Table1.A1" office:value-type="string">
            <text:p text:style-name="P49">Recibido</text:p>
          </table:table-cell>
          <table:table-cell table:style-name="Table1.J1" office:value-type="string">
            <text:p text:style-name="P49">Ganancia</text:p>
          </table:table-cell>
        </table:table-row>
        <table:table-row table:style-name="TableLine94434860141712">
          <table:table-cell table:style-name="Table1.A2" office:value-type="string">
            <text:p text:style-name="P49">Nora</text:p>
          </table:table-cell>
          <table:table-cell table:style-name="Table1.A2" office:value-type="string">
            <text:p text:style-name="P49">modis<text:span text:style-name="T14">ta</text:span></text:p>
          </table:table-cell>
          <table:table-cell table:style-name="Table1.A2" office:value-type="string">
            <text:p text:style-name="P49">mat</text:p>
          </table:table-cell>
          <table:table-cell table:style-name="Table1.A2" office:value-type="string">
            <text:p text:style-name="P49">insumos</text:p>
          </table:table-cell>
          <table:table-cell table:style-name="Table1.A2" office:value-type="string">
            <text:p text:style-name="P51">330</text:p>
          </table:table-cell>
          <table:table-cell table:style-name="Table1.A2" office:value-type="string">
            <text:p text:style-name="P51">500</text:p>
          </table:table-cell>
          <table:table-cell table:style-name="Table1.A2" office:value-type="string">
            <text:p text:style-name="P51">100</text:p>
          </table:table-cell>
          <table:table-cell table:style-name="Table1.A2" office:value-type="string">
            <text:p text:style-name="P51">1130</text:p>
          </table:table-cell>
          <table:table-cell table:style-name="Table1.A2" office:value-type="string">
            <text:p text:style-name="P50">----------</text:p>
          </table:table-cell>
          <table:table-cell table:style-name="Table1.J2" office:value-type="string">
            <text:p text:style-name="P51">500</text:p>
            <text:p text:style-name="P51">1000</text:p>
          </table:table-cell>
        </table:table-row>
        <table:table-row table:style-name="TableLine94434860146576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1">0</text:p>
          </table:table-cell>
          <table:table-cell table:style-name="Table1.A2" office:value-type="string">
            <text:p text:style-name="P51">200</text:p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  <table:table-cell table:style-name="Table1.J2" office:value-type="string">
            <text:p text:style-name="P50"/>
          </table:table-cell>
        </table:table-row>
        <table:table-row table:style-name="TableLine94434860148160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  <table:table-cell table:style-name="Table1.J2" office:value-type="string">
            <text:p text:style-name="P50"/>
          </table:table-cell>
        </table:table-row>
      </table:table>
      <text:p text:style-name="P3"/>
      <text:p text:style-name="P4"><text:span text:style-name="T10">Emprendedorismo</text:span><text:span text:style-name="T2">: Se puede dar una definición estableciendo que un emprendedor es aquella persona que a convertido una idea en un proyecto concreto, ya sea una empresa con fines de lucro o una organización social, que esta generando algún tipo de innovación y empleos.</text:span></text:p>
      <text:p text:style-name="P7">Sin embargo, es importante señalar algunas otras definiciones especificas que se han generado en torno a la cultura emprendedora.</text:p>
      <text:p text:style-name="P7"/>
      <text:list xml:id="list2549021016" text:style-name="L1">
        <text:list-item>
          <text:p text:style-name="P52"><text:span text:style-name="T10">Definición económica de emprendedor: </text:span><text:span text:style-name="T2">realiza cambios de recursos de una zona de bajo rendimiento a una de alta productividad.</text:span></text:p>
        </text:list-item>
        <text:list-item>
          <text:p text:style-name="P53"><text:span text:style-name="T2">Definición pragmática de emprendedor: </text:span><text:span text:style-name="T3">Es una persona que inicia su propio negocio </text:span><text:span text:style-name="T4">y pequeño</text:span></text:p>
        </text:list-item>
        <text:list-item>
          <text:p text:style-name="P54"><text:span text:style-name="T2">Definición operativa de emprendedor:</text:span><text:span text:style-name="T3"> Aplica su talento creador e innovador para iniciar su propia empresa </text:span><text:span text:style-name="T5">o en grande ser una ya existente.</text:span></text:p>
        </text:list-item>
        <text:list-item>
          <text:p text:style-name="P55"><text:span text:style-name="T12">Definición</text:span><text:span text:style-name="T2"> general de emprendedor: </text:span><text:span text:style-name="T3">El que hace que las cosas sucedan.</text:span></text:p>
        </text:list-item>
        <text:list-item>
          <text:p text:style-name="P56"><text:span text:style-name="T2">Definición popular de emprendedor: </text:span><text:span text:style-name="T3">Del dicho al hecho hay un gran emprendedor</text:span></text:p>
        </text:list-item>
        <text:list-item>
          <text:p text:style-name="P56"><text:span text:style-name="T2">Definición política de emprendedor: </text:span><text:span text:style-name="T3">Es aquel que se esfuerza por convertir sus sueños en realidad. </text:span></text:p>
        </text:list-item>
      </text:list>
      <text:p text:style-name="P8"/>
      <text:p text:style-name="P26"><text:span text:style-name="T3">Intuitivamente se puede pensar que es el proceso de crear una nueva riqueza. Definen al emprendedorismo como las actividades de un individuo o grupo dirigidos a iniciar actividades económicas en el sector formal bajo una forma legal de negocios. </text:span><text:span text:style-name="T6">Esta definición deja afuera </text:span><text:span text:style-name="T7">a todas aquellas personas que realizan actividades dentro del sector </text:span><text:span text:style-name="T11">informal </text:span><text:span text:style-name="T7">de la económica. </text:span><text:span text:style-name="T8">También se define emprendedorismo como cualquier intento llevado a cabo por los individuos de empezar una nueva empresa incluyendo cualquier intento de volverse auto-empleado. </text:span><text:span text:style-name="T9">Incorpora categorías como los vendedores ambulantes o taxistas que busca en estos oficios auto-empleo y la subsistencia. Y otras como el estudiante que genera una nueva tecnología y decide formar una empresa para comercializar. </text:span></text:p>
      <text:p text:style-name="P9"/>
      <text:p text:style-name="P21">Características del emprendedor:</text:p>
      <text:p text:style-name="P10"/>
      <text:p text:style-name="P11">Los emprendedores no son iguales, no obstante se puede mencionar algunas características esenciales que los emprendedores deben poseer para alcanzar sus objetivos</text:p>
      <text:p text:style-name="P22"/>
      <text:p text:style-name="P23">Valores:</text:p>
      <text:list xml:id="list439096317" text:style-name="L2">
        <text:list-item>
          <text:p text:style-name="P57">Honestidad</text:p>
        </text:list-item>
        <text:list-item>
          <text:p text:style-name="P57">Solidaridad</text:p>
        </text:list-item>
        <text:list-item>
          <text:p text:style-name="P57">Responsabilidad</text:p>
        </text:list-item>
        <text:list-item>
          <text:p text:style-name="P57">Amistad</text:p>
        </text:list-item>
        <text:list-item>
          <text:p text:style-name="P57">Excelencia</text:p>
        </text:list-item>
      </text:list>
      <text:p text:style-name="P24"/>
      <text:p text:style-name="P24"/>
      <text:p text:style-name="P24"><text:soft-page-break/>Actitudes del emprendedor:</text:p>
      <text:list xml:id="list3009612232" text:style-name="L3">
        <text:list-item>
          <text:p text:style-name="P58">Tener los objetivos claros en la vida</text:p>
        </text:list-item>
        <text:list-item>
          <text:p text:style-name="P58">Creer en el propio proyecto</text:p>
        </text:list-item>
        <text:list-item>
          <text:p text:style-name="P68"><text:span text:style-name="T2">Las cosas no suceden por si solas </text:span><text:span text:style-name="T13">sino que uno mismo hacen que sucedan</text:span></text:p>
        </text:list-item>
        <text:list-item>
          <text:p text:style-name="P69"><text:span text:style-name="T13">D</text:span><text:span text:style-name="T2">edicar todo el tiempo, recurso y esfuerzo necesario para lograr nuestros objetivos</text:span></text:p>
        </text:list-item>
        <text:list-item>
          <text:p text:style-name="P59">Es necesario tomar riesgos en la vida y disfrutar de los desafíos</text:p>
        </text:list-item>
        <text:list-item>
          <text:p text:style-name="P60">Disponer de gran energía</text:p>
        </text:list-item>
        <text:list-item>
          <text:p text:style-name="P60">Saber que actuar con honestidad es beneficioso </text:p>
        </text:list-item>
        <text:list-item>
          <text:p text:style-name="P60">Valorar la perseverancia y el esfuerzo</text:p>
        </text:list-item>
        <text:list-item>
          <text:p text:style-name="P61">Comprometerse a trabajar con ética</text:p>
        </text:list-item>
        <text:list-item>
          <text:p text:style-name="P61">Comprometerse con los factores ambientales y sociales</text:p>
        </text:list-item>
        <text:list-item>
          <text:p text:style-name="P62">Comprometerse a tener una estabilidad en las relaciones personales</text:p>
        </text:list-item>
        <text:list-item>
          <text:p text:style-name="P63">Ser buen comunicador</text:p>
        </text:list-item>
        <text:list-item>
          <text:p text:style-name="P63">Ver al fracaso como el camino hacia el éxito</text:p>
        </text:list-item>
        <text:list-item>
          <text:p text:style-name="P64">Adquirir conocimientos técnicos</text:p>
        </text:list-item>
        <text:list-item>
          <text:p text:style-name="P65">Ser consciente de que el primer capital y el mas importante en un emprendimiento es uno mismo</text:p>
        </text:list-item>
      </text:list>
      <text:p text:style-name="P12"/>
      <text:p text:style-name="P5">Tipos de emprendedor:</text:p>
      <text:list xml:id="list718205803" text:style-name="L4">
        <text:list-item>
          <text:p text:style-name="P66">Intrapreneur<text:span text:style-name="T15">: Este tipo de emprendedor es el que aplica su talento dentro de la organizació</text:span><text:span text:style-name="T16">n</text:span></text:p>
        </text:list-item>
        <text:list-item>
          <text:p text:style-name="P67">Interpreneur<text:span text:style-name="T15">: Es el que crea su propia empresa o desarrolla su propio emprendimiento. No hay que olvidar que dentro de cada empresa que se inicia o comienza esta el emprendedor que lo hizo posible, pudiendo ser: un emprendedor económico, social, tecnológico, altruista, político.</text:span></text:p>
        </text:list-item>
      </text:list>
      <text:p text:style-name="P13"/>
      <text:p text:style-name="P25"><text:span text:style-name="T15">El emprendedorismo tiene distintos planos para ser analizado. Por un lado están las motivaciones personales que llevan a los individuos a realizar sus propios emprendimientos </text:span><text:span text:style-name="T17">y por otro lado tenemos el impacto que el sector de los emprendedores puede generar en la sociedad a través de la generación de riqueza, el empleo o el pago de impuestos, etc.</text:span></text:p>
      <text:p text:style-name="P14"/>
      <text:p text:style-name="P15">Es importante apoyar la actividad emprendedora a traves de políticas publicas <text:span text:style-name="T21">que permita la gestación, desarrollo y expansión de esta actividad.</text:span></text:p>
      <text:p text:style-name="P16">Desde hace algunos años se observa que algunos gobiernos impulsan programas de fomento al desarrollo emprendedor en forma profesional y sistemática <text:span text:style-name="T22">motivados por las razones antes expuestas pero principalmente como un mecanismo para la generación de empleo que estos puedan crear disminuyendo la desocupación y la pobreza.</text:span></text:p>
      <text:p text:style-name="P17"/>
      <text:p text:style-name="P17">Estas políticas publicas que vienen desarrollando algunos gobiernos contemplan programas e instrumentos que van desde disminuir la burocracia a la hora de registrar una nueva empresa <text:span text:style-name="T23">pasando por la reducción del pago de impuestos durante los primeros años de la creación del emprendimiento a la facilitacion de la contratación del personal. </text:span><text:span text:style-name="T24">Programas e instrumentos, acciones de formación, capacitación, asesoramiento, incubación, </text:span><text:span text:style-name="T25">etc. Apoyar la competitividad.</text:span></text:p>
      <text:p text:style-name="P18"/>
      <text:p text:style-name="P18">Es necesario que el estado defina qué y cómo <text:span text:style-name="T26">fomentar en función del medio ambiente y que sea sustentable en el tiempo. Tiene un costo nacional, provincial y municipal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9"><text:soft-page-break/>28/4</text:p>
      <text:p text:style-name="P19"/>
      <text:p text:style-name="P46">Que es el emprendedorismo?</text:p>
      <text:p text:style-name="P46"/>
      <text:p text:style-name="P30">A tal interrogante corresponde las siguientes afirmaciones: </text:p>
      <text:p text:style-name="P30"/>
      <text:p text:style-name="P20"><text:span text:style-name="T27">Los que los emprendedores ven y los que otros no ven. </text:span><text:span text:style-name="T28">Donde otros ven problemas, el emprendedor ve oportunidades. Lo que para otros </text:span><text:span text:style-name="T29">constituye círculos viciosos para él son solo primeros pasos de su proyecto</text:span><text:span text:style-name="T30">. </text:span><text:span text:style-name="T31">Lo que para otros depende de la suerte, para el depende de si mismo. </text:span><text:span text:style-name="T32">Los talleres del emprendedorismo trabajan sobre la motivación y el comportamiento del individuo a fin de hacer prender en ellos la idea de generación de empresas</text:span></text:p>
      <text:p text:style-name="P27"/>
      <text:p text:style-name="P6"><text:span text:style-name="T32">L</text:span><text:span text:style-name="T27">os hábitos de los emprendedores</text:span></text:p>
      <text:p text:style-name="P28"/>
      <text:list xml:id="list1723430266" text:style-name="L5">
        <text:list-item>
          <text:p text:style-name="P70">Ser persistente</text:p>
        </text:list-item>
        <text:list-item>
          <text:p text:style-name="P70">Buscar oportunidades</text:p>
        </text:list-item>
        <text:list-item>
          <text:p text:style-name="P71">Cumplir sus compromisos</text:p>
        </text:list-item>
        <text:list-item>
          <text:p text:style-name="P71">Exigir eficiencia y calidad</text:p>
        </text:list-item>
        <text:list-item>
          <text:p text:style-name="P71">Correr riesgos calculados</text:p>
        </text:list-item>
        <text:list-item>
          <text:p text:style-name="P72">Fijar metas</text:p>
        </text:list-item>
        <text:list-item>
          <text:p text:style-name="P73">Buscar información</text:p>
        </text:list-item>
        <text:list-item>
          <text:p text:style-name="P74">Planificar sistemáticamente</text:p>
        </text:list-item>
        <text:list-item>
          <text:p text:style-name="P75">Ser persuasivo y construir redes apoyo</text:p>
        </text:list-item>
        <text:list-item>
          <text:p text:style-name="P76">Confiar en si mismo</text:p>
        </text:list-item>
      </text:list>
      <text:p text:style-name="P29"/>
      <text:p text:style-name="P41">Fecha de examen 19/5</text:p>
      <text:p text:style-name="P41"/>
      <text:p text:style-name="P31">El emprendedor social prioriza la lucha contra la exclusión sociolaboral mediante el desarrollo empresariales en los que se unen la viabilidad <text:span text:style-name="T33">técnica y financiera (negocio posible y rentable) con la utilidad social (herramienta del servicio de la inserción sociolaboral). </text:span><text:span text:style-name="T34">El objetivo del trabajo es definir la figura del emprendedor social, diferenciandolo del resto de los emprendedores </text:span><text:span text:style-name="T35">y delimitar su ámbito de actuación entorno al concepto de inserción sociolaboral. </text:span><text:span text:style-name="T36">Se analiza también las empresas a traves de las cuales el emprendedor social realiza su función, </text:span><text:span text:style-name="T37">en especial aquellas que forman de denominada nueva economía social.</text:span></text:p>
      <text:p text:style-name="P31"/>
      <text:p text:style-name="P32">Ser emprendedor social no es trabajar de forma voluntariosa en una actividad <text:span text:style-name="T38">necesaria para la sociedad. Eso podría ser el alma, la misión, </text:span><text:span text:style-name="T39">pero emprender en el campo social implica también dotar de una estructura de gestión y maximisacion de los recursos. Así, se podrá dedicar los recursos necesarios para acometer la misión y objetivos de proyecto.</text:span></text:p>
      <text:p text:style-name="P32"/>
      <text:p text:style-name="P33">Los emprendedores sociales pueden y deben ganarse muy bien la vida, <text:span text:style-name="T40">igual que los que se dedican al campo empresarial, tecnológico, científico, cultural, etc, </text:span><text:span text:style-name="T41">y su remuneración tanto a nivel personal como de beneficios de proyecto tienen que ser optimas </text:span><text:span text:style-name="T42">y si pueden ser abundantes mejor. </text:span><text:span text:style-name="T43">Luego cada uno es libre de hacer con su dinero lo que mas le convenga, reinvirtiendolo, otorgando becas o donandolo todo si es necesario. </text:span><text:span text:style-name="T44">No confundamos el fin ultimo que es ayudar al progimo con la gestión optima de los recursos. </text:span><text:span text:style-name="T45">Esto ultimo permite poder gestionar bien el proyecto.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5"><text:soft-page-break/>Emprendedorismo social:</text:p>
      <text:p text:style-name="P34"/>
      <text:p text:style-name="P34">Son negocios basados en el capital humano e intelectual, en los que la creatividad juega un papel fundamental y poseen una doble naturaleza: económico por un lado, en tanto y en cuanto su finalidad es la generación de riqueza, empleo y cultural, ya que reflejan en sus creaciones valores propios del contexto en que se sitúan.</text:p>
      <text:p text:style-name="P34"/>
      <text:p text:style-name="P35">Si bien tienen proyecciones comerciales y visión estrategica, el emprendedor prioriza el concepto y contenido simbólico de sus <text:span text:style-name="T46">productos y la coherencia de estos valores en el proceso de producción, distribución y comercialización.</text:span></text:p>
      <text:p text:style-name="P35"/>
      <text:p text:style-name="P36">El sector esta compuesto por los emprendimientos pertenecientes a los medios audiovisuales, los vinculados con el diseño de todas sus aplicaciones, la industria editorial, las artes escénicas, <text:span text:style-name="T47">la música, las artes visuales </text:span><text:span text:style-name="T48">y las artesanías, los productos y servicios derivados de museos y otros sitios patrimoniales, las festividades, entre otros.</text:span></text:p>
      <text:p text:style-name="P36"/>
      <text:p text:style-name="P37">La formación de emprendedores tecnológicos orientados a la creación y desarrollo de empresas surge de las necesidades detectadas en el país de contar con mas empresas generadoras de empleo, <text:span text:style-name="T49">que impulsen la competitividad y apoyen el desarrollo económico de las regiones donde se ubiquen.</text:span></text:p>
      <text:p text:style-name="P37"/>
      <text:p text:style-name="P38">Debido a la carencia de emprendedores tecnológicos dentro del sistema se pueden encontrar problemas tales como la pobreza, exclusión social, la falta de productividad y la ineficacia empresarial</text:p>
      <text:p text:style-name="P38"/>
      <text:p text:style-name="P42">Tipos de emprendedores</text:p>
      <text:p text:style-name="P42"/>
      <text:list xml:id="list3260009327" text:style-name="L6">
        <text:list-item>
          <text:p text:style-name="P77"><text:span text:style-name="T52">Emprendedor intuitivo: </text:span><text:span text:style-name="T50">Su gran dosis intuición les hace ir mas allá de los que aparece ante nuestra visión. Posee gran personalidad y su impulsividad les hace seguir su primer arrebato contra viento y marea. </text:span><text:span text:style-name="T51">Son apasionados y tienen una gran capacidad para asumir riesgos. Por el contrario, el exceso de pasión les hace recorrer caminos erróneos</text:span></text:p>
        </text:list-item>
        <text:list-item>
          <text:p text:style-name="P77"><text:span text:style-name="T52">Emprendedor por necesidad:</text:span> <text:span text:style-name="T51">Hay emprendedores que se ven obligados por las circunstancias a identificar oportunidades en el entorno. Normalmente emprenden por necesidad o por huida de las circunstancias actuales. No están satisfechos con su situación profesional o económica y decide indagar nuevos rumbos. La cautela seria la principal característica de estos. </text:span><text:span text:style-name="T53">La necesidad les obliga a agudizar los sentidos y el ingenio </text:span><text:span text:style-name="T54">por lo que acaban desarrollando un gran olfato para detectar oportunidades. </text:span><text:span text:style-name="T55">Son constantes y tenaces, tienen muy en cuenta el valor del esfuerzo individual y el papel del trabajo en el desarrollo humano y económico. No le falta la creatividad puesto que son capaces de aprovechar las oportunidades.<text:line-break/></text:span><text:span text:style-name="T56">El punto débil viene de la circunstancia de que “la actividad emprendedora les exige a ellos y no al revés” </text:span><text:span text:style-name="T57">por lo que necesita desarrollar la personalidad empresarial </text:span><text:span text:style-name="T58">y suelen desalentarse fácilmente ante el primer inconveniente.</text:span></text:p>
        </text:list-item>
        <text:list-item>
          <text:p text:style-name="P86">Emprendedor visionario: <text:span text:style-name="T15">Estaríamos ante un emprendedor inventor. Siempre están buscando donde hacer negocios. Son muy versátiles y se atreven en cualquier campo, además son vocacionales y pasionales, lo que les vuelve más comunicativos y persuasivos. Se caracterizan por su poca aversión al riesgo; por el contrario padecen el síndrome de la “puerta abierta” es decir no acaban de cerrar una estructura manteniendo continuamente “puertas abiertas”, lo que les hace inconstantes.</text:span></text:p>
        </text:list-item>
        <text:list-item>
          <text:p text:style-name="P86">Emprendedor inversor: <text:span text:style-name="T15">Sería el que tiene un capital, y decide crear un emprendimiento. Busca la rentabilidad por encima de todo, y busca las oportunidades ante cualquier circunstancia, lo que agudiza su aversión al riesgo siempre metidos en grandes proyectos, su </text:span><text:soft-page-break/><text:span text:style-name="T15">punto débil está en el que el hacer dinero sin más hace que su estimulación y su implicación en el día a día decaiga.</text:span></text:p>
        </text:list-item>
        <text:list-item>
          <text:p text:style-name="P86">Emprendedor especialista: <text:span text:style-name="T15">Tiene un perfil marcadamente técnico y un punto de agudeza para detectar donde se están cometiendo errores y mejorar. Buscan la forma de hacer algo diferente. Normalmente son individualista y rara vez se ocupan de coordinar: si son especialista en un área (como producción ventas etc) dejan de lado el resto </text:span></text:p>
        </text:list-item>
        <text:list-item>
          <text:p text:style-name="P86">Emprendedor por azar:<text:span text:style-name="T15"> Las circunstancias y o las experiencias hace que se les ilumine la bombilla, normalmente surgen de mercados en crecimiento y con altas deficiencias donde se atreve y se lanzas a emprender. Suelen tener una visión clara de lo que necesita el mercado. Tienn una gran capacidad de adaptación y saben aprovechar los contratiempos. A menudo son el resultado del emprendedor por necesidad. Por el contrario, al tener una baja decisión en el proceso, les puede faltar implicación en el proyecto.</text:span></text:p>
        </text:list-item>
        <text:list-item>
          <text:p text:style-name="P86">Emprendedor rastreador:<text:span text:style-name="T15"> Excelente analista del entorno y del mercado, busca las necesidades en estos. Tiene una mente racional y analítica que me permite detectar errores o situaciones donde se hacen las cosas de manera poco practica. Percibe los detalles mas mínimos y saca conclusiones insospechadas. Suelen ser muy versátiles, lo que les permite entrar en diversos sectores. El principal punto débil es que por lo general, el exceso de análisis puede conducir a la parálisis.</text:span></text:p>
        </text:list-item>
        <text:list-item>
          <text:p text:style-name="P86">Emprendedor persuasivo: <text:span text:style-name="T15">Su gran don, es la capacidad de influencia, ya que es capaz de convencer a sus colaboradores (socios, inversores, financieras, ETC) y empujarles hacia su objetivo. Se han ganado el prestigio y esto los avala. Tienen una fe inquebrantable en ellos mismos y en sus proyectos y a veces sus actos se interpreta como una negación de la “realidad” y puede derivar en abuso de poder y manipulación </text:span><text:span text:style-name="T20">eta</text:span><text:span text:style-name="T15">del grupo.</text:span></text:p>
        </text:list-item>
      </text:list>
      <text:p text:style-name="P42"/>
      <text:p text:style-name="P39">2/5/22</text:p>
      <text:p text:style-name="P40"/>
      <text:p text:style-name="P47">Clusters</text:p>
      <text:p text:style-name="P78">¿Que son los clusters?</text:p>
      <text:p text:style-name="P78"/>
      <text:p text:style-name="P78">Un clusters es colaboración “colaborar para competir” </text:p>
      <text:p text:style-name="P79"/>
      <text:p text:style-name="P43"><text:span text:style-name="T15">La definición mas extendida y conocida es la de Michael Porter quien definió los clusters como una agrupación de empresas e instituciones relacionadas entre si, </text:span><text:span text:style-name="T18">pertenecientes a un mismo sector </text:span><text:span text:style-name="T19">o segmento de mercado que se encuentran próximas geográficamente y que colabora para ser mas competitivos.</text:span></text:p>
      <text:p text:style-name="P85"/>
      <text:p text:style-name="P87">Son una herramienta de competitividad basada en la cooperación de sus miembros.</text:p>
      <text:p text:style-name="P89">En </text:p>
      <text:p text:style-name="Standard"><text:span text:style-name="T60">La filosofía clúster de cooperación esta siendo fomentada con innumerables medidas de apoyo, </text:span><text:span text:style-name="T61">desde todos los ámbitos, empresariales y gubernativos, nacionales e internacionales ya que se han revelado como un potente instrumento de modernización e internacionalización empresarial.</text:span></text:p>
      <text:p text:style-name="P91"/>
      <text:p text:style-name="P48"><text:span text:style-name="T61">D</text:span><text:span text:style-name="T59">entro de la unión europea aunque el desarrollo de una política conjunta de clusters se encuentra en sus primeras etapas, esta ganando impulso, y estos forman parte ya de la realidad económica europea.</text:span></text:p>
      <text:p text:style-name="P90"/>
      <text:p text:style-name="P88">El observatorio europeo de clusters a identificado alrededor de 2000 estadisticamente significativos en 60 regiones europeas, definidos como aglomeraciones regionales de industrias y servicios a fines. </text:p>
      <text:p text:style-name="P88"/>
      <text:p text:style-name="P88"/>
      <text:p text:style-name="P92"/>
      <text:p text:style-name="P93"><text:soft-page-break/>Que ofrecen los clusters a las empresas?</text:p>
      <text:p text:style-name="P93"/>
      <text:list xml:id="list1172652533" text:style-name="L7">
        <text:list-item>
          <text:p text:style-name="P94">Facilitar a las empresas una serie de servicios y apoyos que actúan directamente sobre su competitividad.</text:p>
        </text:list-item>
        <text:list-item>
          <text:p text:style-name="P95"><text:span text:style-name="T59">Suponen una unidad de acción optima para identificar problemas, necesidades </text:span><text:span text:style-name="T62">e inquietudes, afrontar proyectos comunes de envergadura </text:span><text:span text:style-name="T63">y proveer de soluciones practicas </text:span><text:span text:style-name="T64">y personalizadas.</text:span></text:p>
        </text:list-item>
        <text:list-item>
          <text:p text:style-name="P96"><text:span text:style-name="T64">S</text:span><text:span text:style-name="T59">on potentes canales de comunicación entre sus miembros (empresas, administración y centros de investigación y conocimientos) </text:span><text:span text:style-name="T65">para transmitir necesidades, consensuar y divulgar soluciones.</text:span></text:p>
        </text:list-item>
        <text:list-item>
          <text:p text:style-name="P97"><text:span text:style-name="T65">S</text:span><text:span text:style-name="T59">irven para hacer masa critica que permite a sus integrantes acceder a recursos humanos, materiales, tecnológicos, y mercados especializados.</text:span></text:p>
        </text:list-item>
        <text:list-item>
          <text:p text:style-name="P98"><text:span text:style-name="T59">Aportan a las empresas la imagen internacional de excelencia que el sector ha adquirido a través del cluster</text:span></text:p>
        </text:list-item>
      </text:list>
      <text:p text:style-name="P99"><text:span text:style-name="T59"/></text:p>
      <text:p text:style-name="P100"><text:span text:style-name="T66">Ventajas de las empresas de pertenecer al cluster</text:span></text:p>
      <text:p text:style-name="P100"><text:span text:style-name="T66"/></text:p>
      <text:list xml:id="list76769037" text:style-name="L8">
        <text:list-item>
          <text:p text:style-name="P80"><text:span text:style-name="T66">Ofrece herramientas para la competitividad</text:span></text:p>
        </text:list-item>
        <text:list-item>
          <text:p text:style-name="P80"><text:span text:style-name="T66">Los efectos internos para las empresas se resumen en una mejora generalizada y global de la competitividad</text:span></text:p>
        </text:list-item>
        <text:list-item>
          <text:p text:style-name="P81"><text:span text:style-name="T66">Los aspectos en que se fundamenta esta mejora son:</text:span></text:p>
          <text:list>
            <text:list-item>
              <text:p text:style-name="P81"><text:span text:style-name="T66">Productos de carácter mas innovador.</text:span></text:p>
            </text:list-item>
            <text:list-item>
              <text:p text:style-name="P81"><text:span text:style-name="T66">Procesos mas eficientes en costos.</text:span></text:p>
            </text:list-item>
            <text:list-item>
              <text:p text:style-name="P81"><text:span text:style-name="T66">Proyectos de investigación conjuntos.</text:span></text:p>
            </text:list-item>
            <text:list-item>
              <text:p text:style-name="P81"><text:span text:style-name="T66">Desarrollo de nuevos formatos.</text:span></text:p>
            </text:list-item>
            <text:list-item>
              <text:p text:style-name="P81"><text:span text:style-name="T66">Liderazgo en productos, formatos y estrategias.</text:span></text:p>
            </text:list-item>
            <text:list-item>
              <text:p text:style-name="P81"><text:span text:style-name="T66">Especialización de productos y marcas por opciones estratégicas.</text:span></text:p>
            </text:list-item>
            <text:list-item>
              <text:p text:style-name="P82"><text:span text:style-name="T66">Internacionalización de las empresas conjunta e independientemente.</text:span></text:p>
            </text:list-item>
            <text:list-item>
              <text:p text:style-name="P83"><text:span text:style-name="T66">Empleados con formación especializada</text:span></text:p>
            </text:list-item>
            <text:list-item>
              <text:p text:style-name="P84"><text:span text:style-name="T66">Liderazgo en capacidad tecnológica y de innovación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19:37:12.573866753</meta:creation-date>
    <dc:date>2022-06-09T18:54:31.072757321</dc:date>
    <meta:editing-duration>PT7H1M8S</meta:editing-duration>
    <meta:editing-cycles>124</meta:editing-cycles>
    <meta:generator>LibreOffice/6.4.7.2$Linux_X86_64 LibreOffice_project/40$Build-2</meta:generator>
    <meta:document-statistic meta:table-count="1" meta:image-count="0" meta:object-count="0" meta:page-count="6" meta:paragraph-count="127" meta:word-count="2370" meta:character-count="15153" meta:non-whitespace-character-count="12965"/>
  </office:meta>
</office:document-meta>
</file>